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dobe Devanagari" svg:font-family="'Adobe Devanagari'" style:font-family-generic="roman" style:font-pitch="variable"/>
    <style:font-face style:name="Adobe Devanagari1" svg:font-family="'Adobe Devanagari'" style:font-family-generic="system" style:font-pitch="variable"/>
    <style:font-face style:name="Arial" svg:font-family="Arial" style:font-family-generic="swiss" style:font-pitch="variable"/>
    <style:font-face style:name="Calibri" svg:font-family="Calibri" style:font-family-generic="roman" style:font-pitch="variable"/>
    <style:font-face style:name="Cambria" svg:font-family="Cambria" style:font-family-generic="roman" style:font-pitch="variable"/>
    <style:font-face style:name="DejaVu Sans" svg:font-family="'DejaVu Sans'" style:font-family-generic="system" style:font-pitch="variable"/>
    <style:font-face style:name="DejaVu Sans Mono" svg:font-family="'DejaVu Sans Mono'" style:font-adornments="Book" style:font-family-generic="modern" style:font-pitch="fixed"/>
    <style:font-face style:name="DejaVu Sans1" svg:font-family="'DejaVu Sans'" style:font-adornments="Book" style:font-family-generic="swiss"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Mono2" svg:font-family="'Liberation Mono', 'Courier New'" style:font-family-generic="modern"/>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Miriam Mono CLM" svg:font-family="'Miriam Mono CLM'" style:font-pitch="variable"/>
    <style:font-face style:name="NSimSun" svg:font-family="NSimSun" style:font-family-generic="modern"/>
    <style:font-face style:name="NSimSun1" svg:font-family="NSimSun" style:font-family-generic="system" style:font-pitch="variable"/>
    <style:font-face style:name="OpenSymbol" svg:font-family="OpenSymbol" style:font-pitch="variable"/>
    <style:font-face style:name="OpenSymbol1" svg:font-family="OpenSymbol" style:font-family-generic="system" style:font-pitch="variable"/>
    <style:font-face style:name="Skolar Sans PE Variable" svg:font-family="'Skolar Sans PE Variable', 'Noto Sans', sans-serif"/>
    <style:font-face style:name="Source Serif Pro" svg:font-family="'Source Serif Pro'"/>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WW-meta-heading">
      <style:text-properties officeooo:rsid="00212317" officeooo:paragraph-rsid="00212317"/>
    </style:style>
    <style:style style:name="P2" style:family="paragraph" style:parent-style-name="WW-abstract">
      <style:text-properties officeooo:paragraph-rsid="001c7e82"/>
    </style:style>
    <style:style style:name="P3" style:family="paragraph" style:parent-style-name="WW-abstract">
      <style:text-properties officeooo:rsid="0022dc9e" officeooo:paragraph-rsid="0022dc9e"/>
    </style:style>
    <style:style style:name="P4" style:family="paragraph" style:parent-style-name="WW-Copyright">
      <style:text-properties officeooo:paragraph-rsid="0022dc9e"/>
    </style:style>
    <style:style style:name="P5" style:family="paragraph" style:parent-style-name="WW-downloads-available">
      <style:text-properties officeooo:rsid="001e4e85" officeooo:paragraph-rsid="001e4e85"/>
    </style:style>
    <style:style style:name="P6" style:family="paragraph" style:parent-style-name="WW-backcover-text">
      <style:text-properties officeooo:rsid="001f8be8" officeooo:paragraph-rsid="001f8be8"/>
    </style:style>
    <style:style style:name="P7" style:family="paragraph" style:parent-style-name="WW-meta-heading">
      <style:text-properties officeooo:rsid="001f8be8" officeooo:paragraph-rsid="001f8be8"/>
    </style:style>
    <style:style style:name="P8" style:family="paragraph" style:parent-style-name="WW-author-biography">
      <style:text-properties officeooo:paragraph-rsid="002cbe43"/>
    </style:style>
    <style:style style:name="P9" style:family="paragraph" style:parent-style-name="WW-Chapter">
      <style:paragraph-properties fo:break-before="page"/>
    </style:style>
    <style:style style:name="P10" style:family="paragraph" style:parent-style-name="WW-paragraph">
      <style:text-properties officeooo:rsid="00212317" officeooo:paragraph-rsid="00212317"/>
    </style:style>
    <style:style style:name="P11" style:family="paragraph" style:parent-style-name="WW-paragraph">
      <style:text-properties officeooo:rsid="0022f04a" officeooo:paragraph-rsid="0024a793"/>
    </style:style>
    <style:style style:name="P12" style:family="paragraph" style:parent-style-name="WW-paragraph">
      <style:text-properties officeooo:rsid="0021a25f" officeooo:paragraph-rsid="00264c1a"/>
    </style:style>
    <style:style style:name="P13" style:family="paragraph" style:parent-style-name="WW-paragraph">
      <style:text-properties officeooo:rsid="0021a25f" officeooo:paragraph-rsid="0021a25f"/>
    </style:style>
    <style:style style:name="P14" style:family="paragraph" style:parent-style-name="WW-footnote">
      <style:text-properties officeooo:rsid="0021a25f" officeooo:paragraph-rsid="0021a25f"/>
    </style:style>
    <style:style style:name="P15" style:family="paragraph" style:parent-style-name="WW-paragraph">
      <style:text-properties officeooo:rsid="0028fdc8" officeooo:paragraph-rsid="0028fdc8"/>
    </style:style>
    <style:style style:name="P16" style:family="paragraph" style:parent-style-name="WW-paragraph">
      <style:text-properties officeooo:rsid="00264c1a" officeooo:paragraph-rsid="00264c1a"/>
    </style:style>
    <style:style style:name="P17" style:family="paragraph" style:parent-style-name="WW-epigram">
      <style:paragraph-properties style:writing-mode="lr-tb"/>
      <style:text-properties officeooo:paragraph-rsid="0021a25f"/>
    </style:style>
    <style:style style:name="P18" style:family="paragraph" style:parent-style-name="WW-paragraph">
      <style:text-properties officeooo:rsid="00281b7f" officeooo:paragraph-rsid="00281b7f"/>
    </style:style>
    <style:style style:name="P19" style:family="paragraph" style:parent-style-name="WW-paragraph">
      <style:text-properties officeooo:rsid="00299c1f" officeooo:paragraph-rsid="00299c1f"/>
    </style:style>
    <style:style style:name="P20" style:family="paragraph" style:parent-style-name="WW-paragraph">
      <style:text-properties officeooo:rsid="002d534f" officeooo:paragraph-rsid="002dc392"/>
    </style:style>
    <style:style style:name="P21" style:family="paragraph" style:parent-style-name="WW-paragraph">
      <style:text-properties officeooo:rsid="002dc392" officeooo:paragraph-rsid="002dc392"/>
    </style:style>
    <style:style style:name="T1" style:family="text">
      <style:text-properties officeooo:rsid="001e4e85"/>
    </style:style>
    <style:style style:name="T2" style:family="text">
      <style:text-properties officeooo:rsid="0022dc9e"/>
    </style:style>
    <style:style style:name="T3" style:family="text">
      <style:text-properties officeooo:rsid="001c7e82"/>
    </style:style>
    <style:style style:name="T4" style:family="text">
      <style:text-properties officeooo:rsid="001f8be8"/>
    </style:style>
    <style:style style:name="T5" style:family="text">
      <style:text-properties officeooo:rsid="002dc392"/>
    </style:style>
    <style:style style:name="T6" style:family="text">
      <style:text-properties officeooo:rsid="001dcd3e"/>
    </style:style>
    <style:style style:name="T7" style:family="text">
      <style:text-properties officeooo:rsid="001e7304"/>
    </style:style>
    <style:style style:name="T8" style:family="text">
      <style:text-properties fo:font-style="italic" officeooo:rsid="002cbe43" style:font-style-asian="italic" style:font-style-complex="italic"/>
    </style:style>
    <style:style style:name="T9" style:family="text">
      <style:text-properties fo:font-style="italic" fo:font-weight="normal" officeooo:rsid="0022dc9e" style:font-style-asian="italic" style:font-weight-asian="normal" style:font-style-complex="italic" style:font-weight-complex="normal"/>
    </style:style>
    <style:style style:name="T10" style:family="text">
      <style:text-properties fo:font-style="italic" fo:font-weight="normal" officeooo:rsid="001dcd3e" style:font-style-asian="italic" style:font-weight-asian="normal" style:font-style-complex="italic" style:font-weight-complex="normal"/>
    </style:style>
    <style:style style:name="T11" style:family="text">
      <style:text-properties fo:font-style="italic" fo:font-weight="normal" officeooo:rsid="002cbe43" style:font-style-asian="italic" style:font-weight-asian="normal" style:font-style-complex="italic" style:font-weight-complex="normal"/>
    </style:style>
    <style:style style:name="T12" style:family="text">
      <style:text-properties officeooo:rsid="002cbe43"/>
    </style:style>
    <style:style style:name="T13" style:family="text">
      <style:text-properties officeooo:rsid="002d534f"/>
    </style:style>
    <style:style style:name="T14" style:family="text">
      <style:text-properties officeooo:rsid="00212317"/>
    </style:style>
    <style:style style:name="T15" style:family="text">
      <style:text-properties officeooo:rsid="0023dda0"/>
    </style:style>
    <style:style style:name="T16" style:family="text">
      <style:text-properties officeooo:rsid="0024a793"/>
    </style:style>
    <style:style style:name="T17" style:family="text">
      <style:text-properties officeooo:rsid="00264c1a"/>
    </style:style>
    <style:style style:name="T18" style:family="text">
      <style:text-properties fo:language="en" fo:country="AU" style:language-complex="th" style:country-complex="TH"/>
    </style:style>
    <style:style style:name="T19" style:family="text">
      <style:text-properties officeooo:rsid="0021a25f"/>
    </style:style>
    <style:style style:name="T20" style:family="text">
      <style:text-properties officeooo:rsid="0028fdc8"/>
    </style:style>
    <style:style style:name="T21" style:family="text">
      <style:text-properties officeooo:rsid="002ad833"/>
    </style:style>
    <style:style style:name="T22" style:family="text">
      <style:text-properties officeooo:rsid="00299c1f"/>
    </style:style>
    <style:style style:name="T23" style:family="text">
      <style:text-properties officeooo:rsid="002c4dfd"/>
    </style:style>
    <style:style style:name="T24" style:family="text">
      <style:text-properties officeooo:rsid="002e394e"/>
    </style:style>
    <style:style style:name="T25" style:family="text">
      <style:text-properties officeooo:rsid="002f56a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WW-title">This is the Title of the Book</text:p>
      <text:p text:style-name="WW-subtitle">this is it’s subtitle</text:p>
      <text:p text:style-name="WW-meta-heading">This is a <text:span text:style-name="T1">WW-m</text:span>e<text:span text:style-name="T1">ta-heading. Anything in this style will be ignored and removed from the final book</text:span></text:p>
      <text:p text:style-name="P1">Please Look at the Paragraph <text:span text:style-name="T2">&amp; Character </text:span>Styles list for the following sections. This is how the software that converts this text to a tMS webpage <text:span text:style-name="T2">identifies </text:span></text:p>
      <text:p text:style-name="WW-meta-heading">author:</text:p>
      <text:p text:style-name="WW-authors">brahmali</text:p>
      <text:p text:style-name="WW-meta-heading">item-type</text:p>
      <text:p text:style-name="WW-item-type">Book</text:p>
      <text:p text:style-name="WW-meta-heading"><text:span text:style-name="T3">Short </text:span><text:span text:style-name="T2">Abstract</text:span></text:p>
      <text:p text:style-name="WW-abstract-short">In this section you write a short <text:span text:style-name="T3">abstract. This will be used on the ‘bookshelf’ of the library to indicate the contents of the book.</text:span></text:p>
      <text:p text:style-name="WW-meta-heading">Abstract</text:p>
      <text:p text:style-name="P2">A longer abstract. <text:span text:style-name="T3">Currently this field is not used and it is legitimate to write the word ‘None’ in this filed. The data here</text:span> will eventually be used as a reference for libraries, <text:span text:style-name="T3">universities, </text:span>book shops <text:span text:style-name="T3">and print on demand distributors.</text:span></text:p>
      <text:p text:style-name="P3">Both the abstract and short abstract styles can have multiple paragraphs</text:p>
      <text:p text:style-name="WW-meta-heading">Copyright</text:p>
      <text:p text:style-name="P4">This <text:span text:style-name="T4">style </text:span><text:span text:style-name="T5">(WW-Copyright) </text:span>is one <text:span text:style-name="T2">paragraph</text:span> <text:span text:style-name="T4">only</text:span>, but it <text:span text:style-name="T5">is</text:span> separated by soft breaks <text:line-break/>(hold shift and press enter<text:span text:style-name="T3">) <text:line-break/></text:span><text:span text:style-name="T6">so that the line is broken up </text:span><text:span text:style-name="T4">in this manner</text:span><text:span text:style-name="T6">:<text:line-break/>© </text:span><text:span text:style-name="T4">T</text:span><text:span text:style-name="T6">he </text:span><text:span text:style-name="T4">A</text:span><text:span text:style-name="T6">uthor<text:line-break/>First Published </text:span><text:span text:style-name="T7">by </text:span><text:span text:style-name="T4">Phantom</text:span><text:span text:style-name="T7"> </text:span><text:span text:style-name="T4">Books </text:span><text:span text:style-name="T6">in 20</text:span><text:span text:style-name="T7">20</text:span><text:span text:style-name="T6"><text:line-break/>Second Edition </text:span><text:span text:style-name="T7">published </text:span><text:span text:style-name="T6">in 20</text:span><text:span text:style-name="T7">21</text:span><text:span text:style-name="T6">.<text:line-break/>This Wisdom &amp; Wonders online edition published in 20</text:span><text:span text:style-name="T7">24</text:span><text:span text:style-name="T6">.<text:line-break/>Also available at </text:span><text:a xlink:type="simple" xlink:href="https://lulu.com/thisbook" text:style-name="Internet_20_link" text:visited-style-name="Visited_20_Internet_20_Link"><text:span text:style-name="T6">lulu.com/thisbook</text:span></text:a><text:span text:style-name="T6"> as a print on demand </text:span><text:span text:style-name="T7">p</text:span><text:span text:style-name="T6">aperback.<text:line-break/></text:span><text:span text:style-name="T8">Note: </text:span><text:span text:style-name="T9">See how we have made an Internet link in the text. <text:line-break/>This is done using the menu Insert → Hyperlink</text:span><text:span text:style-name="T10"><text:line-break/></text:span><text:span text:style-name="T6">pp. 183 (in pdf format).<text:line-break/></text:span><text:span text:style-name="T10">The last line of the copyright should include <text:line-break/>a Creative Commons reference number.<text:line-break/>You can find </text:span><text:span text:style-name="T11">valid values for these </text:span><text:span text:style-name="T10">in <text:line-break/>_resources/copyright-data/cclicence.json <text:line-break/>e.g...<text:line-break/></text:span><text:span text:style-name="T6">BY-NC-ND 4.0</text:span></text:p>
      <text:p text:style-name="WW-meta-heading"><text:soft-page-break/>Downloads Available (here is an example)</text:p>
      <text:p text:style-name="P5">pdf=yes<text:line-break/>epub=no<text:line-break/>azw3=yes</text:p>
      <text:p text:style-name="WW-download-text">This is some text that you may want to include under the download icons. <text:span text:style-name="T12">The style is </text:span><text:span text:style-name="T13">WW-download-text</text:span></text:p>
      <text:p text:style-name="WW-download-HTML">&lt;p&gt;This is some html that you may want to include under the text. <text:span text:style-name="T13">The style is WW-download-HTML</text:span> &lt;img src=’some/path/to/some/image’&gt;&lt;/p&gt;</text:p>
      <text:p text:style-name="WW-meta-heading">Backcover</text:p>
      <text:p text:style-name="WW-backcover-text">This style <text:span text:style-name="T4">is for the text that you often find on the back covers of books.</text:span></text:p>
      <text:p text:style-name="P6">You can have multiple paragraphs of text <text:span text:style-name="T14">here.</text:span></text:p>
      <text:p text:style-name="P7">Special Message</text:p>
      <text:p text:style-name="WW-special-message">Sometime we want to put a special message at the <text:span text:style-name="T4">front of a book in the online version only. </text:span><text:span text:style-name="T14">We use WW-special-message style for this. </text:span><text:span text:style-name="T4">Maybe to direct the reader to sponsor a print run. You can do that here, and you can add links to websites or people in the normal way, such as suggesting they might want to contact </text:span><text:a xlink:type="simple" xlink:href="https://discourse.suttacentral.net/u/stu/summary" text:style-name="Internet_20_link" text:visited-style-name="Visited_20_Internet_20_Link"><text:span text:style-name="T4">@stu</text:span></text:a><text:span text:style-name="T4"> on the SuttaCentral forum.</text:span></text:p>
      <text:p text:style-name="WW-meta-heading">Author Biography</text:p>
      <text:p text:style-name="P8"><text:span text:style-name="T12">Some books have author biographies contained within them. TMS has a standard biography for all books by an author. Currently any biography that is specific to the book is specified using the WW-author-biography style.</text:span></text:p>
      <text:p text:style-name="P8">This ends the meta data options. On the next page you start the book or document.</text:p>
      <text:h text:style-name="P9" text:outline-level="1"><text:span text:style-name="T15">Introduction</text:span> </text:h>
      <text:p text:style-name="P10">The heading above uses the style WW-Chapter. The style for this paragraph is WW-paragraph, and this is the main style that you will use for your book.</text:p>
      <text:h text:style-name="WW-Chap-Section01" text:outline-level="2">Character styles</text:h>
      <text:p text:style-name="P11"><text:span text:style-name="T16">The sub heading above is the </text:span>There are a number of character styles that hep you format individual words or parts of sentences. These start with wwc- (the c is for character). One of the major ones you will be using is pali. If you have a pali word <text:span text:style-name="T16">or sentence</text:span>, such as <text:span text:style-name="wwc-pali">ekaggatā</text:span> <text:span text:style-name="T16">or </text:span><text:span text:style-name="wwc-pali"><text:span text:style-name="T16">ekaṁ samayaṁ bhagavā ukkaṭṭhāyaṁ viharati subhagavane sālarājamūle</text:span></text:span><text:span text:style-name="T16">, </text:span>then you apply the wwc-pali <text:span text:style-name="T16">character </text:span>style to that word. On the web page, this will automatically add italics to the word and change the lang attribute to ‘pi’, it will also attempt to hyphenate the word in a manner consistent with the pali language. </text:p>
      <text:p text:style-name="P11"><text:span text:style-name="T15">There is a similar character style for sanskrit, </text:span><text:span text:style-name="T17">wwc-sanskrit —</text:span><text:span text:style-name="T16"> </text:span><text:span text:style-name="wwc-sanskrit"><text:span text:style-name="T16">paśyaitāṁ pāṇḍu-putrāṇām </text:span></text:span><text:span text:style-name="wwc-sanskrit">ācārya mahatīṁ camūm vyūḍhāṁ drupada-putreṇa tava śiṣyeṇa dhīmatā </text:span><text:span text:style-name="T16">which works in a similar way.</text:span></text:p>
      <text:p text:style-name="P11"><text:span text:style-name="T17">There </text:span><text:span text:style-name="T15">one for Pali Text Society references (e.g. <text:s/></text:span><text:span text:style-name="wwc-PTS-reference"><text:span text:style-name="T15">M.I,340</text:span></text:span><text:span text:style-name="T15">) and a </text:span><text:span text:style-name="T17">there are a some </text:span><text:span text:style-name="T15">control styles that we will show later on.</text:span></text:p>
      <text:h text:style-name="WW-Chap-Section01" text:outline-level="2">Footnotes</text:h>
      <text:p text:style-name="P12">One of the main things that you might wish to do is to add some footnotes to your document. In Libre Office Writer this is achieved by placing the cursor where you want the footnote to go, and then using the menu Insert → Footnote and Endnote → Footnote. You can see this in the next paragraph.</text:p>
      <text:p text:style-name="P13">Here is an example paragraph that shows hoe footnotes<text:note text:id="ftn0" text:note-class="footnote"><text:note-citation>1</text:note-citation><text:note-body><text:p text:style-name="P14">Here is my first footnote.</text:p></text:note-body></text:note> work.</text:p>
      <text:h text:style-name="WW-Chap-Section01" text:outline-level="2">Hyperlinks</text:h>
      <text:p text:style-name="P15">We have already seen that we can include Hyperlinks by using the <text:a xlink:type="simple" xlink:href="https://help.libreoffice.org/latest/en-US/text/shared/guide/hyperlink_insert.html" text:style-name="Internet_20_link" text:visited-style-name="Visited_20_Internet_20_Link">standard Libre Office Writer functionality</text:a>, either Insert → Hyperlinks or Ctrl-K <text:s/></text:p>
      <text:h text:style-name="P9" text:outline-level="1"><text:span text:style-name="T17">1. Quotes</text:span></text:h>
      <text:p text:style-name="P16">In this chapter we look at styles that help you to achieve formatting of quotes and verses. Notice how we have added a chapter number to this chapter. This will get formatted in tMS depending on <text:span text:style-name="T12">value of </text:span>WW-item-type. For ‘Document’ it is a simple number, for ‘Book’ it says the word ‘Chapter’ before it.</text:p>
      <text:h text:style-name="WW-Chap-Section01" text:outline-level="2">Epigrams</text:h>
      <text:p text:style-name="WW-Chap-Section02">WW-epigram</text:p>
      <text:p text:style-name="P13">Perhaps you want epigram centred with a citation underneath – so we use the WW-epigram and WW-epigram-cite styles like this:</text:p>
      <text:p text:style-name="P17">You yourselves must do the work, <text:line-break/>the Reali<text:span text:style-name="T18">s</text:span>ed Ones just show the way.</text:p>
      <text:p text:style-name="WW-epigram-cite"><text:span text:style-name="T19">D</text:span>hammapada<text:line-break/><text:a xlink:type="simple" xlink:href="https://suttacentral.net/dhp276/en/sujato" text:style-name="Internet_20_link" text:visited-style-name="Visited_20_Internet_20_Link">Dhp 276</text:a></text:p>
      <text:p text:style-name="P18">You find this type of epigram combined with WW-epigram-image and WW-Chapter <text:span text:style-name="T20">in </text:span><text:a xlink:type="simple" xlink:href="https://wiswo.org/books/journey/" text:style-name="Internet_20_link" text:visited-style-name="Visited_20_Internet_20_Link"><text:span text:style-name="T20">Journey to the Heart of the Lotus</text:span></text:a><text:span text:style-name="T20">.</text:span></text:p>
      <text:p text:style-name="WW-Chap-Section02">WW-epigram-<text:span text:style-name="T20">2</text:span></text:p>
      <text:p text:style-name="P19">For a bolder style of epigram that is useful on block quotes we can use <text:span text:style-name="T19">WW-epigram-</text:span>2 <text:span text:style-name="T19">and WW-epigram-</text:span>2-<text:span text:style-name="T19">cite styles like this:</text:span></text:p>
      <text:p text:style-name="WW-epigram-2">Our task must be to free ourselves by widening our circle of compassion to embrace all living creatures and the whole of nature and its beauty.</text:p>
      <text:p text:style-name="WW-epigram-2-cite">—Albert Einstein</text:p>
      <text:p text:style-name="WW-paragraph">You can find <text:span text:style-name="T21">an example of </text:span>this type of <text:span text:style-name="T22">epigram in </text:span><text:a xlink:type="simple" xlink:href="https://wiswo.org/books/milk/" text:style-name="Internet_20_link" text:visited-style-name="Visited_20_Internet_20_Link"><text:span text:style-name="T22">Like Milk and Water Mixed</text:span></text:a><text:span text:style-name="T22">.</text:span></text:p>
      <text:p text:style-name="WW-Chap-Section02">WW-epigram-3</text:p>
      <text:p text:style-name="WW-paragraph"><text:span text:style-name="T21">For narrower margins than epigram-2, use e</text:span>pigram-<text:span text:style-name="T21">3 </text:span><text:span text:style-name="T23">and epigram-3-cite</text:span></text:p>
      <text:p text:style-name="WW-epigram-3"><text:soft-page-break/>Friends, just as the footprint of any creature that walks can be placed within an elephant’s footprint, and so the elephant’s footprint is declared the chief of them because of its great size​—​so too, all skilful principles can be included within the four noble truths.</text:p>
      <text:p text:style-name="WW-epigram-3-cite">​—THE BUDDHA,<text:line-break/>Mahāhatthipadopama Sutta</text:p>
      <text:h text:style-name="WW-Chap-Section01" text:outline-level="2"><text:span text:style-name="T13">L</text:span>ine <text:span text:style-name="T13">b</text:span>locks</text:h>
      <text:p text:style-name="P20">Line blocks are blocks of verse which allow for placement of <text:span text:style-name="T5">text within the block. Each line block is only one paragraph, but it is separated by soft breaks (hold shift and press enter to insert a soft break</text:span><text:span text:style-name="T3">). </text:span><text:span text:style-name="T5">There are two types of verse supported by tMS. A verse which is indented with a fixed width left margin, and a verse that is indented on the page with the longest line having left and right margins of equal width.</text:span></text:p>
      <text:p text:style-name="WW-Chap-Section02">WW-line-block</text:p>
      <text:p text:style-name="P21"><text:span text:style-name="T24">WW-line-block</text:span> has a fixed left margin, <text:span text:style-name="T25">and has a few special attributes that help you to format verse on the web page.</text:span></text:p>
      <text:p text:style-name="P2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dobe Devanagari" svg:font-family="'Adobe Devanagari'" style:font-family-generic="roman" style:font-pitch="variable"/>
    <style:font-face style:name="Adobe Devanagari1" svg:font-family="'Adobe Devanagari'" style:font-family-generic="system" style:font-pitch="variable"/>
    <style:font-face style:name="Arial" svg:font-family="Arial" style:font-family-generic="swiss" style:font-pitch="variable"/>
    <style:font-face style:name="Calibri" svg:font-family="Calibri" style:font-family-generic="roman" style:font-pitch="variable"/>
    <style:font-face style:name="Cambria" svg:font-family="Cambria" style:font-family-generic="roman" style:font-pitch="variable"/>
    <style:font-face style:name="DejaVu Sans" svg:font-family="'DejaVu Sans'" style:font-family-generic="system" style:font-pitch="variable"/>
    <style:font-face style:name="DejaVu Sans Mono" svg:font-family="'DejaVu Sans Mono'" style:font-adornments="Book" style:font-family-generic="modern" style:font-pitch="fixed"/>
    <style:font-face style:name="DejaVu Sans1" svg:font-family="'DejaVu Sans'" style:font-adornments="Book" style:font-family-generic="swiss"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Mono2" svg:font-family="'Liberation Mono', 'Courier New'" style:font-family-generic="modern"/>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Miriam Mono CLM" svg:font-family="'Miriam Mono CLM'" style:font-pitch="variable"/>
    <style:font-face style:name="NSimSun" svg:font-family="NSimSun" style:font-family-generic="modern"/>
    <style:font-face style:name="NSimSun1" svg:font-family="NSimSun" style:font-family-generic="system" style:font-pitch="variable"/>
    <style:font-face style:name="OpenSymbol" svg:font-family="OpenSymbol" style:font-pitch="variable"/>
    <style:font-face style:name="OpenSymbol1" svg:font-family="OpenSymbol" style:font-family-generic="system" style:font-pitch="variable"/>
    <style:font-face style:name="Skolar Sans PE Variable" svg:font-family="'Skolar Sans PE Variable', 'Noto Sans', sans-serif"/>
    <style:font-face style:name="Source Serif Pro" svg:font-family="'Source Serif Pro'"/>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1.27cm" fo:margin-bottom="0.423cm" style:contextual-spacing="false" fo:text-align="center" style:justify-single-word="false" fo:keep-together="always" fo:break-before="page" fo:keep-with-next="always"/>
      <style:text-properties fo:color="#365f91" loext:opacity="100%" style:font-name="Arial" fo:font-family="Arial" style:font-family-generic="swiss" style:font-pitch="variable" fo:font-size="16pt" fo:font-weight="bold" style:font-name-asian="DejaVu Sans" style:font-family-asian="'DejaVu Sans'" style:font-family-generic-asian="system" style:font-pitch-asian="variable" style:font-size-asian="16pt" style:font-weight-asian="bold" style:font-name-complex="DejaVu Sans" style:font-family-complex="'DejaVu Sans'"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style:default-outline-level="2" style:list-style-name="" style:class="text">
      <style:paragraph-properties fo:margin-top="0.353cm" fo:margin-bottom="0cm" style:contextual-spacing="false" fo:keep-together="always" fo:keep-with-next="always"/>
      <style:text-properties fo:color="#4f81bd" loext:opacity="100%" style:font-name="Arial" fo:font-family="Arial" style:font-family-generic="swiss"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loext:char-complex-color loext:theme-type="accent1" loext:color-type="theme"/>
      </style:text-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Table_20_Contents" style:display-name="Table Contents" style:family="paragraph" style:class="extra">
      <style:paragraph-properties fo:margin-top="0cm" fo:margin-bottom="0cm" style:contextual-spacing="false" fo:text-align="start" style:justify-single-word="false" fo:orphans="0" fo:widows="0" fo:hyphenation-ladder-count="no-limit" fo:hyphenation-keep="auto" loext:hyphenation-keep-type="column" text:number-lines="false" text:line-number="0" style:punctuation-wrap="hanging" style:writing-mode="lr-tb"/>
      <style:text-properties style:use-window-font-color="true" loext:opacity="0%" style:font-name="Liberation Serif" fo:font-family="'Liberation Serif'" style:font-family-generic="roman" style:font-pitch="variable" fo:font-size="12pt" fo:language="en" fo:country="GB" style:text-underline-style="none" style:letter-kerning="true" style:font-name-asian="NSimSun1" style:font-family-asian="NSimSun" style:font-family-generic-asian="system" style:font-pitch-asian="variable" style:font-size-asian="12pt" style:language-asian="zh" style:country-asian="CN" style:font-name-complex="Lucida Sans1"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style:contextual-spacing="false" fo:keep-together="always" fo:keep-with-next="always"/>
      <style:text-properties fo:color="#4f81bd" loext:opacity="100%" style:font-name="Arial" fo:font-family="Arial" style:font-family-generic="swiss"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default-outline-level="4" style:list-style-name="" style:class="text">
      <style:paragraph-properties fo:margin-left="1.117cm" fo:margin-top="0.002cm" fo:margin-bottom="0cm" style:contextual-spacing="false" fo:line-height="100%" fo:orphans="0" fo:widows="0"/>
      <style:text-properties style:font-name="Adobe Devanagari" fo:font-family="'Adobe Devanagari'" style:font-family-generic="roman" style:font-pitch="variable" fo:font-size="13pt" fo:language="en" fo:country="US" fo:font-weight="bold" style:font-name-asian="Adobe Devanagari1" style:font-family-asian="'Adobe Devanagari'" style:font-family-generic-asian="system" style:font-pitch-asian="variable" style:font-size-asian="13pt" style:font-weight-asian="bold" style:font-name-complex="Adobe Devanagari1" style:font-family-complex="'Adobe Devanagari'" style:font-family-generic-complex="system" style:font-pitch-complex="variable" style:font-size-complex="13pt" style:font-weight-complex="bold"/>
    </style:style>
    <style:style style:name="Heading_20_5" style:display-name="Heading 5" style:family="paragraph" style:parent-style-name="Standard" style:next-style-name="Standard" style:default-outline-level="5" style:list-style-name="" style:class="text">
      <style:paragraph-properties fo:margin-top="0.353cm" fo:margin-bottom="0cm" style:contextual-spacing="false" fo:keep-together="always" fo:keep-with-next="always"/>
      <style:text-properties fo:color="#243f60" loext:opacity="100%" style:font-name="Arial" fo:font-family="Arial" style:font-family-generic="swiss"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default-outline-level="6" style:list-style-name="" style:class="text">
      <style:paragraph-properties fo:margin-left="2.413cm" fo:margin-top="0.189cm" fo:margin-bottom="0cm" style:contextual-spacing="false" fo:line-height="100%" fo:orphans="0" fo:widows="0"/>
      <style:text-properties style:font-name="Times New Roman" fo:font-family="'Times New Roman'" style:font-family-generic="roman" style:font-pitch="variable" fo:font-size="12pt" fo:language="en" fo:country="US" fo:font-style="italic" fo:font-weight="bold" style:font-name-asian="Times New Roman1" style:font-family-asian="'Times New Roman'" style:font-family-generic-asian="system" style:font-pitch-asian="variable" style:font-size-asian="12pt" style:font-style-asian="italic" style:font-weight-asian="bold" style:font-name-complex="Times New Roman1" style:font-family-complex="'Times New Roman'" style:font-family-generic-complex="system" style:font-pitch-complex="variable" style:font-size-complex="12pt" style:font-style-complex="italic" style:font-weight-complex="bold"/>
    </style:style>
    <style:style style:name="Heading_20_7" style:display-name="Heading 7" style:family="paragraph" style:next-style-name="Standard" style:default-outline-level="7" style:list-style-name="" style:class="text">
      <style:paragraph-properties fo:margin-top="0.499cm" fo:margin-bottom="0.199cm" style:contextual-spacing="false" fo:text-align="start" style:justify-single-word="false" fo:keep-together="always" fo:orphans="2" fo:widows="2" fo:hyphenation-ladder-count="no-limit" fo:hyphenation-keep="auto" loext:hyphenation-keep-type="column" fo:keep-with-next="always" style:punctuation-wrap="hanging" style:writing-mode="lr-tb"/>
      <style:text-properties fo:color="#5983b0" loext:opacity="100%" style:font-name="Arial" fo:font-family="Arial" style:font-family-generic="swiss" style:font-pitch="variable" fo:font-size="10pt" fo:language="en" fo:country="GB" fo:font-style="normal" fo:font-weight="normal" style:letter-kerning="true" style:font-name-asian="DejaVu Sans" style:font-family-asian="'DejaVu Sans'" style:font-family-generic-asian="system" style:font-pitch-asian="variable" style:font-size-asian="10pt" style:language-asian="zh" style:country-asian="CN" style:font-style-asian="normal" style:font-weight-asian="normal" style:font-name-complex="DejaVu Sans" style:font-family-complex="'DejaVu Sans'" style:font-family-generic-complex="system" style:font-pitch-complex="variable" style:font-size-complex="12pt" style:language-complex="hi" style:country-complex="IN" style:font-style-complex="italic" fo:hyphenate="false" fo:hyphenation-remain-char-count="2" fo:hyphenation-push-char-count="2" loext:hyphenation-no-caps="false" loext:hyphenation-no-last-word="false" loext:hyphenation-word-char-count="5" loext:hyphenation-zone="no-limit"/>
    </style:style>
    <style:style style:name="Footnote" style:family="paragraph" style:class="extra">
      <style:paragraph-properties fo:margin-left="0.6cm" fo:margin-top="0cm" fo:margin-bottom="0cm" style:contextual-spacing="false" fo:text-align="start" style:justify-single-word="false" fo:orphans="2" fo:widows="2" fo:hyphenation-ladder-count="no-limit" fo:hyphenation-keep="auto" loext:hyphenation-keep-type="column" fo:text-indent="-0.6cm" style:auto-text-indent="false" text:number-lines="false" text:line-number="0" style:punctuation-wrap="hanging" style:writing-mode="lr-tb"/>
      <style:text-properties style:use-window-font-color="true" loext:opacity="0%" style:font-name="Liberation Serif" fo:font-family="'Liberation Serif'" style:font-family-generic="roman" style:font-pitch="variable" fo:font-size="10pt" fo:language="en" fo:country="GB" style:letter-kerning="true" style:font-name-asian="NSimSun1" style:font-family-asian="NSimSun" style:font-family-generic-asian="system" style:font-pitch-asian="variable" style:font-size-asian="10pt" style:language-asian="zh" style:country-asian="CN" style:font-name-complex="Lucida Sans1" style:font-family-complex="'Lucida Sans'" style:font-family-generic-complex="system" style:font-pitch-complex="variable" style:font-size-complex="10pt" style:language-complex="hi" style:country-complex="IN" fo:hyphenate="false" fo:hyphenation-remain-char-count="2" fo:hyphenation-push-char-count="2" loext:hyphenation-no-caps="false" loext:hyphenation-no-last-word="false" loext:hyphenation-word-char-count="5" loext:hyphenation-zone="no-limit"/>
    </style:style>
    <style:style style:name="Header_20_and_20_Footer" style:display-name="Header and Footer" style:family="paragraph" style:parent-style-name="Standard" style:class="extra"/>
    <style:style style:name="Header" style:family="paragraph" style:class="extra">
      <style:paragraph-properties fo:margin-top="0cm" fo:margin-bottom="0cm" style:contextual-spacing="false" fo:line-height="100%" fo:text-align="start" style:justify-single-word="false" fo:orphans="2" fo:widows="2" fo:hyphenation-ladder-count="no-limit" fo:hyphenation-keep="auto" loext:hyphenation-keep-type="column" style:writing-mode="lr-tb">
        <style:tab-stops>
          <style:tab-stop style:position="7.96cm" style:type="center"/>
          <style:tab-stop style:position="15.921cm" style:type="right"/>
        </style:tab-stops>
      </style:paragraph-properties>
      <style:text-properties fo:color="#ff1493" loext:opacity="100%" style:font-name="Liberation Serif" fo:font-family="'Liberation Serif'" style:font-family-generic="roman" style:font-pitch="variable" fo:font-size="12pt" fo:language="en" fo:country="GB" style:text-underline-style="solid" style:text-underline-width="bold" style:text-underline-color="font-color" style:letter-kerning="true" fo:background-color="#ffff00" style:font-name-asian="NSimSun1" style:font-family-asian="NSimSun" style:font-family-generic-asian="system" style:font-pitch-asian="variable" style:font-size-asian="12pt" style:language-asian="zh" style:country-asian="CN" style:font-name-complex="Lucida Sans1"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Footer" style:family="paragraph" style:class="extra">
      <style:paragraph-properties fo:margin-top="0cm" fo:margin-bottom="0cm" style:contextual-spacing="false" fo:text-align="start" style:justify-single-word="false" fo:orphans="2" fo:widows="2" fo:hyphenation-ladder-count="no-limit" fo:hyphenation-keep="auto" loext:hyphenation-keep-type="column" style:writing-mode="lr-tb"/>
      <style:text-properties fo:color="#ff1493" loext:opacity="100%" style:font-name="Liberation Serif" fo:font-family="'Liberation Serif'" style:font-family-generic="roman" style:font-pitch="variable" fo:font-size="12pt" fo:language="en" fo:country="GB" style:text-underline-style="solid" style:text-underline-width="bold" style:text-underline-color="font-color" style:letter-kerning="true" fo:background-color="#ffff00" style:font-name-asian="NSimSun1" style:font-family-asian="NSimSun" style:font-family-generic-asian="system" style:font-pitch-asian="variable" style:font-size-asian="12pt" style:language-asian="zh" style:country-asian="CN" style:font-name-complex="Lucida Sans1"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Contents_20_1" style:display-name="Contents 1" style:family="paragraph" style:parent-style-name="Standard" style:class="index">
      <style:paragraph-properties fo:margin-left="1.117cm" fo:margin-top="0.042cm" fo:margin-bottom="0cm" style:contextual-spacing="false" fo:line-height="100%" fo:orphans="0" fo:widows="0"/>
      <style:text-properties style:font-name="Adobe Devanagari" fo:font-family="'Adobe Devanagari'" style:font-family-generic="roman" style:font-pitch="variable" fo:font-size="11.5pt" fo:language="en" fo:country="US" fo:font-weight="bold" style:font-name-asian="Adobe Devanagari1" style:font-family-asian="'Adobe Devanagari'" style:font-family-generic-asian="system" style:font-pitch-asian="variable" style:font-size-asian="11.5pt" style:font-weight-asian="bold" style:font-name-complex="Adobe Devanagari1" style:font-family-complex="'Adobe Devanagari'" style:font-family-generic-complex="system" style:font-pitch-complex="variable" style:font-size-complex="11.5pt" style:font-weight-complex="bold"/>
    </style:style>
    <style:style style:name="Contents_20_2" style:display-name="Contents 2" style:family="paragraph" style:parent-style-name="Standard" style:class="index">
      <style:paragraph-properties fo:margin-left="2.281cm" fo:margin-top="0cm" fo:margin-bottom="0cm" style:contextual-spacing="false" fo:line-height="0.522cm" fo:orphans="0" fo:widows="0" fo:text-indent="-0.635cm" style:auto-text-indent="false"/>
      <style:text-properties style:font-name="Adobe Devanagari" fo:font-family="'Adobe Devanagari'" style:font-family-generic="roman" style:font-pitch="variable" fo:font-size="11.5pt" fo:language="en" fo:country="US" style:font-name-asian="Adobe Devanagari1" style:font-family-asian="'Adobe Devanagari'" style:font-family-generic-asian="system" style:font-pitch-asian="variable" style:font-size-asian="11.5pt" style:font-name-complex="Adobe Devanagari1" style:font-family-complex="'Adobe Devanagari'" style:font-family-generic-complex="system" style:font-pitch-complex="variable" style:font-size-complex="11.5pt"/>
    </style:style>
    <style:style style:name="Contents_20_3" style:display-name="Contents 3" style:family="paragraph" style:parent-style-name="Standard" style:class="index">
      <style:paragraph-properties fo:margin-left="2.281cm" fo:margin-top="0cm" fo:margin-bottom="0cm" style:contextual-spacing="false" fo:line-height="0.522cm" fo:orphans="0" fo:widows="0" fo:text-indent="-0.552cm" style:auto-text-indent="false"/>
      <style:text-properties style:font-name="Adobe Devanagari" fo:font-family="'Adobe Devanagari'" style:font-family-generic="roman" style:font-pitch="variable" fo:font-size="11.5pt" fo:language="en" fo:country="US" style:font-name-asian="Adobe Devanagari1" style:font-family-asian="'Adobe Devanagari'" style:font-family-generic-asian="system" style:font-pitch-asian="variable" style:font-size-asian="11.5pt" style:font-name-complex="Adobe Devanagari1" style:font-family-complex="'Adobe Devanagari'" style:font-family-generic-complex="system" style:font-pitch-complex="variable" style:font-size-complex="11.5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top="0.847cm" fo:margin-bottom="0cm" style:contextual-spacing="false" fo:text-align="start" style:justify-single-word="false" fo:break-before="auto" fo:break-after="auto"/>
      <style:text-properties fo:font-size="14pt" fo:language="en" fo:country="US" style:font-size-asian="14pt" style:language-asian="ja" style:country-asian="JP"/>
    </style:style>
    <style:style style:name="WW-epigram-2" style:family="paragraph" style:next-style-name="WW-paragraph">
      <style:paragraph-properties fo:margin-left="3.3cm" fo:margin-right="3.3cm" fo:margin-top="0.499cm" fo:margin-bottom="0cm" style:contextual-spacing="false" fo:line-height="115%" fo:text-align="start" style:justify-single-word="false" fo:orphans="2" fo:widows="2" fo:hyphenation-ladder-count="no-limit" fo:hyphenation-keep="auto" loext:hyphenation-keep-type="column" style:punctuation-wrap="hanging" style:writing-mode="lr-tb"/>
      <style:text-properties fo:font-size="14pt" fo:font-style="italic" fo:font-weight="normal" style:letter-kerning="true" style:text-scale="115%" fo:hyphenate="false" fo:hyphenation-remain-char-count="2" fo:hyphenation-push-char-count="2" loext:hyphenation-no-caps="false" loext:hyphenation-no-last-word="false" loext:hyphenation-word-char-count="5" loext:hyphenation-zone="no-limit"/>
    </style:style>
    <style:style style:name="Title" style:family="paragraph" style:next-style-name="Text_20_body" style:class="chapter">
      <style:paragraph-properties fo:margin-top="0cm" fo:margin-bottom="0cm" style:contextual-spacing="false" fo:text-align="start" style:justify-single-word="false" fo:orphans="2" fo:widows="2" fo:hyphenation-ladder-count="no-limit" fo:hyphenation-keep="auto" loext:hyphenation-keep-type="column" style:punctuation-wrap="hanging" style:writing-mode="lr-tb"/>
      <style:text-properties style:use-window-font-color="true" loext:opacity="0%" style:font-name="Cambria" fo:font-family="Cambria" style:font-family-generic="roman" style:font-pitch="variable" fo:font-size="22pt" fo:language="en" fo:country="GB" fo:font-weight="normal" style:letter-kerning="true" style:font-name-asian="NSimSun1" style:font-family-asian="NSimSun" style:font-family-generic-asian="system" style:font-pitch-asian="variable" style:font-size-asian="22pt" style:language-asian="zh" style:country-asian="CN" style:font-weight-asian="normal" style:font-name-complex="Lucida Sans1" style:font-family-complex="'Lucida Sans'" style:font-family-generic-complex="system" style:font-pitch-complex="variable" style:font-size-complex="28pt" style:language-complex="hi" style:country-complex="IN" style:font-weight-complex="bold" fo:hyphenate="false" fo:hyphenation-remain-char-count="2" fo:hyphenation-push-char-count="2" loext:hyphenation-no-caps="false" loext:hyphenation-no-last-word="false" loext:hyphenation-word-char-count="5" loext:hyphenation-zone="no-limit"/>
    </style:style>
    <style:style style:name="Subtitle" style:family="paragraph" style:next-style-name="Text_20_body" style:class="chapter">
      <style:paragraph-properties fo:margin-top="0.106cm" fo:margin-bottom="0.212cm" style:contextual-spacing="false" fo:text-align="start" style:justify-single-word="false" fo:orphans="2" fo:widows="2" fo:hyphenation-ladder-count="no-limit" fo:hyphenation-keep="auto" loext:hyphenation-keep-type="column" style:punctuation-wrap="hanging" style:writing-mode="lr-tb"/>
      <style:text-properties style:use-window-font-color="true" loext:opacity="0%" style:font-name="Cambria" fo:font-family="Cambria" style:font-family-generic="roman" style:font-pitch="variable" fo:font-size="12pt" fo:language="en" fo:country="GB" style:letter-kerning="true" style:font-name-asian="NSimSun1" style:font-family-asian="NSimSun" style:font-family-generic-asian="system" style:font-pitch-asian="variable" style:font-size-asian="12pt" style:language-asian="zh" style:country-asian="CN" style:font-name-complex="Lucida Sans1" style:font-family-complex="'Lucida Sans'" style:font-family-generic-complex="system" style:font-pitch-complex="variable" style:font-size-complex="18pt" style:language-complex="hi" style:country-complex="IN" fo:hyphenate="false" fo:hyphenation-remain-char-count="2" fo:hyphenation-push-char-count="2" loext:hyphenation-no-caps="false" loext:hyphenation-no-last-word="false" loext:hyphenation-word-char-count="5" loext:hyphenation-zone="no-limit"/>
    </style:style>
    <style:style style:name="WW-abstract-short" style:family="paragraph">
      <style:paragraph-properties fo:margin-top="0.199cm" fo:margin-bottom="0.199cm" style:contextual-spacing="false" fo:line-height="115%" fo:text-align="start" style:justify-single-word="false" fo:orphans="2" fo:widows="2" fo:hyphenation-ladder-count="no-limit" fo:hyphenation-keep="auto" loext:hyphenation-keep-type="column" style:punctuation-wrap="hanging" style:writing-mode="lr-tb"/>
      <style:text-properties fo:font-size="13pt" style:letter-kerning="true" fo:hyphenate="false" fo:hyphenation-remain-char-count="2" fo:hyphenation-push-char-count="2" loext:hyphenation-no-caps="false" loext:hyphenation-no-last-word="false" loext:hyphenation-word-char-count="5" loext:hyphenation-zone="no-limit"/>
    </style:style>
    <style:style style:name="WW-abstract" style:family="paragraph">
      <style:paragraph-properties fo:margin-top="0cm" fo:margin-bottom="0.499cm" style:contextual-spacing="false" fo:line-height="115%" fo:text-align="start" style:justify-single-word="false" fo:orphans="2" fo:widows="2" fo:hyphenation-ladder-count="no-limit" fo:hyphenation-keep="auto" loext:hyphenation-keep-type="column" style:punctuation-wrap="hanging" style:writing-mode="lr-tb"/>
      <style:text-properties fo:font-size="13pt" style:letter-kerning="true" fo:hyphenate="false" fo:hyphenation-remain-char-count="2" fo:hyphenation-push-char-count="2" loext:hyphenation-no-caps="false" loext:hyphenation-no-last-word="false" loext:hyphenation-word-char-count="5" loext:hyphenation-zone="no-limit"/>
    </style:style>
    <style:style style:name="Frame_20_contents" style:display-name="Frame contents" style:family="paragraph" style:class="extra">
      <style:paragraph-properties fo:margin-top="0cm" fo:margin-bottom="0cm" style:contextual-spacing="false" fo:text-align="start" style:justify-single-word="false" fo:orphans="2" fo:widows="2" fo:hyphenation-ladder-count="no-limit" fo:hyphenation-keep="auto" loext:hyphenation-keep-type="column" style:writing-mode="lr-tb"/>
      <style:text-properties style:use-window-font-color="true" loext:opacity="0%" style:font-name="Liberation Serif" fo:font-family="'Liberation Serif'" style:font-family-generic="roman" style:font-pitch="variable" fo:font-size="12pt" fo:language="en" fo:country="GB" style:text-underline-style="solid" style:text-underline-width="bold" style:text-underline-color="font-color" style:letter-kerning="true" style:font-name-asian="NSimSun1" style:font-family-asian="NSimSun" style:font-family-generic-asian="system" style:font-pitch-asian="variable" style:font-size-asian="12pt" style:language-asian="zh" style:country-asian="CN" style:font-name-complex="Lucida Sans1"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End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9cm 0.009cm 0.009cm" fo:padding="0cm" fo:border-left="none" fo:border-right="none" fo:border-top="none" fo:border-bottom="0.74pt double #808080" style:shadow="none" text:number-lines="false" text:line-number="0"/>
      <style:text-properties fo:font-size="6pt" style:font-size-asian="6pt" style:font-size-complex="6pt"/>
    </style:style>
    <style:style style:name="WW-instruction-list" style:family="paragraph">
      <style:paragraph-properties fo:margin-top="0cm" fo:margin-bottom="0.3cm" style:contextual-spacing="false" fo:text-align="start" style:justify-single-word="false" fo:orphans="2" fo:widows="2" fo:hyphenation-ladder-count="no-limit" fo:hyphenation-keep="auto" loext:hyphenation-keep-type="column" style:writing-mode="lr-tb"/>
      <style:text-properties fo:color="#006400" loext:opacity="100%" style:font-name="Liberation Serif" fo:font-family="'Liberation Serif'" style:font-family-generic="roman" style:font-pitch="variable" fo:font-size="12pt" fo:language="en" fo:country="GB" style:text-underline-style="none" style:letter-kerning="true" style:font-name-asian="NSimSun1" style:font-family-asian="NSimSun" style:font-family-generic-asian="system" style:font-pitch-asian="variable" style:font-size-asian="12pt" style:language-asian="zh" style:country-asian="CN" style:font-name-complex="Lucida Sans1"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WW-instruction-list-comment" style:family="paragraph">
      <style:paragraph-properties fo:margin-left="1cm" fo:margin-right="1cm" fo:margin-top="0cm" fo:margin-bottom="0.499cm" style:contextual-spacing="false" fo:text-align="start" style:justify-single-word="false" fo:orphans="2" fo:widows="2" fo:hyphenation-ladder-count="no-limit" fo:hyphenation-keep="auto" loext:hyphenation-keep-type="column" style:writing-mode="lr-tb"/>
      <style:text-properties fo:color="#3cb371" loext:opacity="100%" style:font-name="Liberation Serif" fo:font-family="'Liberation Serif'" style:font-family-generic="roman" style:font-pitch="variable" fo:font-size="12pt" fo:language="en" fo:country="GB" fo:font-style="italic" style:text-underline-style="none" style:letter-kerning="true" style:font-name-asian="NSimSun1" style:font-family-asian="NSimSun" style:font-family-generic-asian="system" style:font-pitch-asian="variable" style:font-size-asian="12pt" style:language-asian="zh" style:country-asian="CN" style:font-style-asian="italic" style:font-name-complex="Lucida Sans1"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Table" style:family="paragraph" style:parent-style-name="Caption" style:class="extra"/>
    <style:style style:name="WW-paragraph" style:family="paragraph">
      <style:paragraph-properties fo:margin-top="0.3cm" fo:margin-bottom="0.3cm" style:contextual-spacing="false" fo:line-height="115%" fo:text-align="start" style:justify-single-word="false" fo:orphans="2" fo:widows="2" fo:hyphenation-ladder-count="no-limit" fo:hyphenation-keep="auto" loext:hyphenation-keep-type="column" style:punctuation-wrap="hanging" style:writing-mode="lr-tb"/>
      <style:text-properties style:letter-kerning="true" fo:background-color="transparent" fo:hyphenate="false" fo:hyphenation-remain-char-count="2" fo:hyphenation-push-char-count="2" loext:hyphenation-no-caps="false" loext:hyphenation-no-last-word="false" loext:hyphenation-word-char-count="5" loext:hyphenation-zone="no-limit"/>
    </style:style>
    <style:style style:name="WW-Copyright" style:family="paragraph">
      <style:paragraph-properties fo:margin-top="0.199cm" fo:margin-bottom="0.199cm" style:contextual-spacing="false" fo:line-height="115%" fo:text-align="start" style:justify-single-word="false" fo:orphans="2" fo:widows="2" fo:hyphenation-ladder-count="no-limit" fo:hyphenation-keep="auto" loext:hyphenation-keep-type="column" style:punctuation-wrap="hanging" style:writing-mode="lr-tb"/>
      <style:text-properties style:use-window-font-color="true" loext:opacity="0%" style:font-name="DejaVu Sans1" fo:font-family="'DejaVu Sans'" style:font-style-name="Book" style:font-family-generic="swiss" style:font-pitch="variable" fo:font-size="10.5pt" fo:language="en" fo:country="GB" style:letter-kerning="true" style:font-name-asian="NSimSun1" style:font-family-asian="NSimSun" style:font-family-generic-asian="system" style:font-pitch-asian="variable" style:font-size-asian="10pt" style:language-asian="zh" style:country-asian="CN" style:font-name-complex="Lucida Sans1" style:font-family-complex="'Lucida Sans'" style:font-family-generic-complex="system" style:font-pitch-complex="variable" style:font-size-complex="10pt" style:language-complex="hi" style:country-complex="IN" fo:hyphenate="false" fo:hyphenation-remain-char-count="2" fo:hyphenation-push-char-count="2" loext:hyphenation-no-caps="false" loext:hyphenation-no-last-word="false" loext:hyphenation-word-char-count="5" loext:hyphenation-zone="no-limit"/>
    </style:style>
    <style:style style:name="WW-epigram" style:family="paragraph">
      <style:paragraph-properties fo:margin-left="0cm" fo:margin-right="0cm" fo:margin-top="0.499cm" fo:margin-bottom="0cm" style:contextual-spacing="false" style:line-spacing="0.101cm" fo:text-align="center" style:justify-single-word="false" fo:orphans="2" fo:widows="2" fo:hyphenation-ladder-count="no-limit" fo:hyphenation-keep="auto" loext:hyphenation-keep-type="column" style:punctuation-wrap="hanging" style:writing-mode="lr-tb"/>
      <style:text-properties fo:font-style="italic" style:letter-kerning="true" fo:hyphenate="false" fo:hyphenation-remain-char-count="2" fo:hyphenation-push-char-count="2" loext:hyphenation-no-caps="false" loext:hyphenation-no-last-word="false" loext:hyphenation-word-char-count="5" loext:hyphenation-zone="no-limit"/>
    </style:style>
    <style:style style:name="WW-epigram-cite" style:family="paragraph" style:next-style-name="WW-paragraph">
      <style:paragraph-properties fo:margin-top="0.3cm" fo:margin-bottom="0.499cm" style:contextual-spacing="false" fo:text-align="center" style:justify-single-word="false" fo:orphans="2" fo:widows="2" fo:hyphenation-ladder-count="no-limit" fo:hyphenation-keep="auto" loext:hyphenation-keep-type="column" style:punctuation-wrap="hanging" style:writing-mode="lr-tb"/>
      <style:text-properties fo:font-variant="small-caps" style:use-window-font-color="true" loext:opacity="0%" style:font-name="Cambria" fo:font-family="Cambria" style:font-family-generic="roman" style:font-pitch="variable" fo:font-size="12pt" fo:language="en" fo:country="GB" style:letter-kerning="true" style:font-name-asian="NSimSun1" style:font-family-asian="NSimSun" style:font-family-generic-asian="system" style:font-pitch-asian="variable" style:font-size-asian="12pt" style:language-asian="zh" style:country-asian="CN" style:font-name-complex="Lucida Sans1"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WW-Chapter" style:family="paragraph" style:default-outline-level="1" style:list-style-name="">
      <style:paragraph-properties fo:margin-top="0cm" fo:margin-bottom="1cm" style:contextual-spacing="false" fo:text-align="center" style:justify-single-word="false" fo:orphans="2" fo:widows="2" fo:hyphenation-ladder-count="no-limit" fo:hyphenation-keep="auto" loext:hyphenation-keep-type="column" fo:break-before="auto" fo:break-after="auto" style:punctuation-wrap="hanging" style:writing-mode="lr-tb"/>
      <style:text-properties fo:text-transform="uppercase" style:use-window-font-color="true" loext:opacity="0%" fo:font-size="20pt" style:text-underline-style="solid" style:text-underline-width="auto" style:text-underline-color="font-color" style:letter-kerning="true" fo:background-color="transparent" fo:hyphenate="false" fo:hyphenation-remain-char-count="2" fo:hyphenation-push-char-count="2" loext:hyphenation-no-caps="false" loext:hyphenation-no-last-word="false" loext:hyphenation-word-char-count="5" loext:hyphenation-zone="no-limit"/>
    </style:style>
    <style:style style:name="WW-Chap-Section01" style:family="paragraph" style:next-style-name="WW-paragraph" style:default-outline-level="2" style:list-style-name="">
      <style:paragraph-properties fo:margin-top="1cm" fo:margin-bottom="0.499cm" style:contextual-spacing="false" fo:text-align="center" style:justify-single-word="false" fo:orphans="2" fo:widows="2" fo:hyphenation-ladder-count="no-limit" fo:hyphenation-keep="auto" loext:hyphenation-keep-type="column" fo:break-before="auto" fo:break-after="auto" style:punctuation-wrap="hanging" style:writing-mode="lr-tb"/>
      <style:text-properties fo:font-variant="small-caps" fo:font-size="16pt" style:text-underline-style="solid" style:text-underline-width="auto" style:text-underline-color="font-color" style:letter-kerning="true" fo:hyphenate="false" fo:hyphenation-remain-char-count="2" fo:hyphenation-push-char-count="2" loext:hyphenation-no-caps="false" loext:hyphenation-no-last-word="false" loext:hyphenation-word-char-count="5" loext:hyphenation-zone="no-limit"/>
    </style:style>
    <style:style style:name="WW-Caption-Centered-Sans" style:family="paragraph">
      <style:paragraph-properties fo:margin-top="0cm" fo:margin-bottom="0.101cm" style:contextual-spacing="false" fo:text-align="center" style:justify-single-word="false" fo:orphans="2" fo:widows="2" fo:hyphenation-ladder-count="no-limit" fo:hyphenation-keep="auto" loext:hyphenation-keep-type="column" style:punctuation-wrap="hanging" style:writing-mode="lr-tb"/>
      <style:text-properties fo:font-variant="small-caps" fo:color="#bf0041" loext:opacity="100%" style:font-name="Arial" fo:font-family="Arial" style:font-family-generic="swiss" style:font-pitch="variable" fo:font-size="12pt" fo:language="en" fo:country="GB" style:letter-kerning="true" style:font-name-asian="NSimSun1" style:font-family-asian="NSimSun" style:font-family-generic-asian="system" style:font-pitch-asian="variable" style:font-size-asian="12pt" style:language-asian="zh" style:country-asian="CN" style:font-name-complex="Lucida Sans1"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WW-Caption-Centered-Serif" style:family="paragraph">
      <style:paragraph-properties fo:margin-top="0cm" fo:margin-bottom="0cm" style:contextual-spacing="false" fo:text-align="center" style:justify-single-word="false" fo:orphans="2" fo:widows="2" fo:hyphenation-ladder-count="no-limit" fo:hyphenation-keep="auto" loext:hyphenation-keep-type="column" style:punctuation-wrap="hanging" style:writing-mode="lr-tb"/>
      <style:text-properties fo:color="#800080" loext:opacity="100%" style:font-name="Cambria" fo:font-family="Cambria" style:font-family-generic="roman" style:font-pitch="variable" fo:font-size="12pt" fo:language="en" fo:country="GB" style:letter-kerning="true" style:font-name-asian="NSimSun1" style:font-family-asian="NSimSun" style:font-family-generic-asian="system" style:font-pitch-asian="variable" style:font-size-asian="12pt" style:language-asian="zh" style:country-asian="CN" style:font-name-complex="Lucida Sans1"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WW-line-block-center" style:family="paragraph" style:parent-style-name="WW-paragraph">
      <style:paragraph-properties fo:margin-left="3.099cm" fo:text-indent="0cm" style:auto-text-indent="false"/>
      <style:text-properties fo:color="#b85c00" loext:opacity="100%" style:text-line-through-style="none" style:text-line-through-type="none" fo:font-size="12pt" style:font-size-asian="12pt"/>
    </style:style>
    <style:style style:name="WW-epigram-image" style:family="paragraph">
      <style:paragraph-properties fo:margin-top="0cm" fo:margin-bottom="0cm" style:contextual-spacing="false" fo:text-align="center" style:justify-single-word="false" fo:orphans="2" fo:widows="2" fo:hyphenation-ladder-count="no-limit" fo:hyphenation-keep="auto" loext:hyphenation-keep-type="column" fo:break-before="page" style:punctuation-wrap="hanging" style:writing-mode="lr-tb"/>
      <style:text-properties fo:color="#5eb91e" loext:opacity="100%" style:font-name="Miriam Mono CLM" fo:font-family="'Miriam Mono CLM'" style:font-pitch="variable" fo:font-size="12pt" fo:language="en" fo:country="GB" fo:font-weight="bold" style:letter-kerning="true" fo:background-color="#ffffd7" style:font-name-asian="NSimSun1" style:font-family-asian="NSimSun" style:font-family-generic-asian="system" style:font-pitch-asian="variable" style:font-size-asian="12pt" style:language-asian="zh" style:country-asian="CN" style:font-weight-asian="bold" style:font-name-complex="Lucida Sans1"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WW-centered-image" style:family="paragraph" style:parent-style-name="WW-epigram-image">
      <style:paragraph-properties fo:break-before="auto" fo:break-after="auto"/>
      <style:text-properties fo:color="#5eb91e" loext:opacity="100%" fo:background-color="#ffdbb6"/>
    </style:style>
    <style:style style:name="WW-table-caption" style:family="paragraph">
      <style:paragraph-properties fo:margin-top="0cm" fo:margin-bottom="0cm" style:contextual-spacing="false" fo:text-align="start" style:justify-single-word="false" fo:orphans="2" fo:widows="2" fo:hyphenation-ladder-count="no-limit" fo:hyphenation-keep="auto" loext:hyphenation-keep-type="column" style:punctuation-wrap="hanging" style:writing-mode="lr-tb"/>
      <style:text-properties fo:color="#2e8b57" loext:opacity="100%" style:font-name="Cambria" fo:font-family="Cambria" style:font-family-generic="roman" style:font-pitch="variable" fo:font-size="12pt" fo:language="en" fo:country="GB" style:text-underline-style="solid" style:text-underline-width="auto" style:text-underline-color="font-color" style:letter-kerning="true" style:font-name-asian="NSimSun1" style:font-family-asian="NSimSun" style:font-family-generic-asian="system" style:font-pitch-asian="variable" style:font-size-asian="12pt" style:language-asian="zh" style:country-asian="CN" style:font-name-complex="Lucida Sans1"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WW-gloss-term" style:family="paragraph" style:parent-style-name="WW-paragraph">
      <style:paragraph-properties fo:margin-top="0.3cm" fo:margin-bottom="0.3cm" style:contextual-spacing="false" style:writing-mode="lr-tb"/>
      <style:text-properties fo:color="#069a2e" loext:opacity="100%" style:text-underline-style="solid" style:text-underline-width="auto" style:text-underline-color="font-color" fo:font-weight="bold" style:font-weight-asian="bold"/>
    </style:style>
    <style:style style:name="WW-gloss-text" style:family="paragraph" style:parent-style-name="WW-gloss-term">
      <style:text-properties fo:color="#3faf46" loext:opacity="100%" style:text-underline-style="none" fo:font-weight="normal" style:font-weight-asian="normal"/>
    </style:style>
    <style:style style:name="WW-space" style:family="paragraph">
      <style:paragraph-properties fo:margin-top="0cm" fo:margin-bottom="0cm" style:contextual-spacing="false" fo:text-align="start" style:justify-single-word="false" fo:orphans="2" fo:widows="2" fo:hyphenation-ladder-count="no-limit" fo:hyphenation-keep="auto" loext:hyphenation-keep-type="column" fo:padding-left="5.009cm" fo:padding-right="5.009cm" fo:padding-top="0cm" fo:padding-bottom="0cm" fo:border="0.26pt solid #8d281e" style:shadow="none" style:punctuation-wrap="hanging" style:writing-mode="lr-tb"/>
      <style:text-properties fo:color="#ffffff" loext:opacity="100%" style:font-name="Liberation Serif" fo:font-family="'Liberation Serif'" style:font-family-generic="roman" style:font-pitch="variable" fo:font-size="12pt" fo:language="en" fo:country="GB" style:letter-kerning="true" fo:background-color="#8d281e" style:font-name-asian="NSimSun1" style:font-family-asian="NSimSun" style:font-family-generic-asian="system" style:font-pitch-asian="variable" style:font-size-asian="12pt" style:language-asian="zh" style:country-asian="CN" style:font-name-complex="Lucida Sans1"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WW-backcover-text" style:family="paragraph">
      <style:paragraph-properties fo:margin-top="0cm" fo:margin-bottom="0.199cm" style:contextual-spacing="false"/>
    </style:style>
    <style:style style:name="WW-author-biography" style:family="paragraph" style:parent-style-name="WW-paragraph"/>
    <style:style style:name="WW-special-message" style:family="paragraph">
      <style:paragraph-properties fo:margin-top="0cm" fo:margin-bottom="0cm" style:contextual-spacing="false" fo:line-height="115%" fo:text-align="start" style:justify-single-word="false" fo:orphans="2" fo:widows="2" fo:hyphenation-ladder-count="no-limit" fo:hyphenation-keep="auto" loext:hyphenation-keep-type="column" style:punctuation-wrap="hanging" style:writing-mode="lr-tb"/>
      <style:text-properties fo:color="#ad1457" loext:opacity="100%" fo:font-style="italic" style:letter-kerning="true" fo:hyphenate="false" fo:hyphenation-remain-char-count="2" fo:hyphenation-push-char-count="2" loext:hyphenation-no-caps="false" loext:hyphenation-no-last-word="false" loext:hyphenation-word-char-count="5" loext:hyphenation-zone="no-limit"/>
    </style:style>
    <style:style style:name="WW-line-block" style:family="paragraph" style:parent-style-name="WW-paragraph">
      <style:paragraph-properties fo:margin-left="0.499cm"/>
      <style:text-properties fo:color="#7b3d00" loext:opacity="100%"/>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ext" style:family="paragraph" style:parent-style-name="Caption" style:class="extra"/>
    <style:style style:name="Illustration" style:family="paragraph" style:parent-style-name="Caption" style:class="extra"/>
    <style:style style:name="Drawing" style:family="paragraph" style:parent-style-name="Caption" style:class="extra"/>
    <style:style style:name="WW-item-type" style:family="paragraph">
      <style:paragraph-properties fo:margin-top="0cm" fo:margin-bottom="0cm" style:contextual-spacing="false" fo:text-align="start" style:justify-single-word="false" fo:orphans="2" fo:widows="2" fo:hyphenation-ladder-count="no-limit" fo:hyphenation-keep="auto" loext:hyphenation-keep-type="column" style:punctuation-wrap="hanging" style:writing-mode="lr-tb"/>
      <style:text-properties style:font-name="DejaVu Sans Mono" fo:font-family="'DejaVu Sans Mono'" style:font-style-name="Book" style:font-family-generic="modern" style:font-pitch="fixed" fo:font-size="11pt" style:letter-kerning="true" fo:hyphenate="false" fo:hyphenation-remain-char-count="2" fo:hyphenation-push-char-count="2" loext:hyphenation-no-caps="false" loext:hyphenation-no-last-word="false" loext:hyphenation-word-char-count="5" loext:hyphenation-zone="no-limit"/>
    </style:style>
    <style:style style:name="List_20_Heading" style:display-name="List Heading" style:family="paragraph" style:parent-style-name="Standard" style:next-style-name="List_20_Contents" style:class="html">
      <style:paragraph-properties fo:margin-left="0cm"/>
    </style:style>
    <style:style style:name="List_20_Contents" style:display-name="List Contents" style:family="paragraph" style:parent-style-name="Standard" style:class="html">
      <style:paragraph-properties fo:margin-left="1cm"/>
    </style:style>
    <style:style style:name="WW-blockquote" style:family="paragraph">
      <style:paragraph-properties fo:margin-left="1cm" fo:margin-right="1cm" fo:margin-top="0cm" fo:margin-bottom="0cm" style:contextual-spacing="false" fo:text-align="start" style:justify-single-word="false" fo:orphans="2" fo:widows="2" fo:hyphenation-ladder-count="no-limit" fo:hyphenation-keep="auto" loext:hyphenation-keep-type="column" fo:padding="0.035cm" fo:border="0.26pt dotted #a52a2a" style:shadow="none" style:writing-mode="lr-tb"/>
      <style:text-properties fo:color="#800000" loext:opacity="100%" style:font-name="Liberation Serif" fo:font-family="'Liberation Serif'" style:font-family-generic="roman" style:font-pitch="variable" fo:font-size="12pt" fo:language="en" fo:country="GB" style:letter-kerning="true" style:font-name-asian="NSimSun1" style:font-family-asian="NSimSun" style:font-family-generic-asian="system" style:font-pitch-asian="variable" style:font-size-asian="12pt" style:language-asian="zh" style:country-asian="CN" style:font-name-complex="Lucida Sans1"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WW-epigram-2-cite" style:family="paragraph" style:next-style-name="WW-paragraph">
      <style:paragraph-properties fo:margin-right="3.401cm" fo:margin-top="0.101cm" fo:margin-bottom="1cm" style:contextual-spacing="false" fo:text-align="end" style:justify-single-word="false"/>
      <style:text-properties fo:background-color="transparent"/>
    </style:style>
    <style:style style:name="WW-tight-right-cite" style:family="paragraph">
      <style:paragraph-properties fo:margin-top="0cm" fo:margin-bottom="0.499cm" style:contextual-spacing="false" fo:text-align="end" style:justify-single-word="false" fo:orphans="2" fo:widows="2" fo:hyphenation-ladder-count="no-limit" fo:hyphenation-keep="auto" loext:hyphenation-keep-type="column" style:writing-mode="lr-tb"/>
      <style:text-properties fo:color="#d2691e" loext:opacity="100%" style:font-name="Liberation Serif" fo:font-family="'Liberation Serif'" style:font-family-generic="roman" style:font-pitch="variable" fo:font-size="12pt" fo:language="en" fo:country="GB" style:text-underline-style="solid" style:text-underline-width="bold" style:text-underline-color="font-color" style:letter-kerning="true" fo:background-color="#fff5ee" style:font-name-asian="NSimSun1" style:font-family-asian="NSimSun" style:font-family-generic-asian="system" style:font-pitch-asian="variable" style:font-size-asian="12pt" style:language-asian="zh" style:country-asian="CN" style:font-name-complex="Lucida Sans1"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WW-meta-heading" style:family="paragraph">
      <style:paragraph-properties fo:margin-top="0.499cm" fo:margin-bottom="0.101cm" style:contextual-spacing="false" fo:padding="0cm" fo:border="none"/>
      <style:text-properties fo:font-variant="small-caps" style:text-underline-style="solid" style:text-underline-width="auto" style:text-underline-color="font-color" fo:background-color="#f0ffff"/>
    </style:style>
    <style:style style:name="WW-download-HTML" style:family="paragraph">
      <style:paragraph-properties fo:margin-top="0.499cm" fo:margin-bottom="0cm" style:contextual-spacing="false" fo:text-align="start" style:justify-single-word="false" fo:orphans="2" fo:widows="2" fo:hyphenation-ladder-count="no-limit" fo:hyphenation-keep="auto" loext:hyphenation-keep-type="column" style:punctuation-wrap="simple" style:writing-mode="lr-tb"/>
      <style:text-properties style:use-window-font-color="true" loext:opacity="0%" style:font-name="DejaVu Sans Mono" fo:font-family="'DejaVu Sans Mono'" style:font-style-name="Book" style:font-family-generic="modern" style:font-pitch="fixed" fo:font-size="11pt" fo:language="en" fo:country="GB" fo:font-style="normal" fo:font-weight="normal" style:letter-kerning="true" style:font-name-asian="NSimSun1" style:font-family-asian="NSimSun" style:font-family-generic-asian="system" style:font-pitch-asian="variable" style:font-size-asian="8pt" style:language-asian="zh" style:country-asian="CN" style:font-style-asian="normal" style:font-weight-asian="normal" style:font-name-complex="Lucida Sans1"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WW-download-text" style:family="paragraph">
      <style:paragraph-properties fo:margin-top="0.499cm" fo:margin-bottom="0cm" style:contextual-spacing="false" fo:line-height="115%" fo:text-align="start" style:justify-single-word="false" fo:orphans="2" fo:widows="2" fo:hyphenation-ladder-count="no-limit" fo:hyphenation-keep="auto" loext:hyphenation-keep-type="column" style:punctuation-wrap="simple" style:writing-mode="lr-tb"/>
      <style:text-properties style:letter-kerning="true" fo:hyphenate="false" fo:hyphenation-remain-char-count="2" fo:hyphenation-push-char-count="2" loext:hyphenation-no-caps="false" loext:hyphenation-no-last-word="false" loext:hyphenation-word-char-count="5" loext:hyphenation-zone="no-limit"/>
    </style:style>
    <style:style style:name="WW-authors" style:family="paragraph">
      <style:paragraph-properties fo:margin-top="0.101cm" fo:margin-bottom="0.499cm" style:contextual-spacing="true" fo:text-align="start" style:justify-single-word="false" fo:orphans="2" fo:widows="2" fo:hyphenation-ladder-count="no-limit" fo:hyphenation-keep="auto" loext:hyphenation-keep-type="column" style:writing-mode="lr-tb"/>
      <style:text-properties style:use-window-font-color="true" loext:opacity="0%" style:font-name="DejaVu Sans Mono" fo:font-family="'DejaVu Sans Mono'" style:font-style-name="Book" style:font-family-generic="modern" style:font-pitch="fixed" fo:font-size="11pt" fo:language="en" fo:country="GB" fo:font-weight="normal" style:letter-kerning="true" style:font-name-asian="NSimSun1" style:font-family-asian="NSimSun" style:font-family-generic-asian="system" style:font-pitch-asian="variable" style:font-size-asian="11pt" style:language-asian="zh" style:country-asian="CN" style:font-name-complex="Lucida Sans1"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WW-downloads-available" style:family="paragraph">
      <style:paragraph-properties fo:margin-top="0cm" fo:margin-bottom="0cm" style:contextual-spacing="false" fo:text-align="start" style:justify-single-word="false" fo:orphans="2" fo:widows="2" fo:hyphenation-ladder-count="no-limit" fo:hyphenation-keep="auto" loext:hyphenation-keep-type="column" style:writing-mode="lr-tb"/>
      <style:text-properties style:use-window-font-color="true" loext:opacity="0%" style:font-name="DejaVu Sans Mono" fo:font-family="'DejaVu Sans Mono'" style:font-style-name="Book" style:font-family-generic="modern" style:font-pitch="fixed" fo:font-size="11pt" fo:language="en" fo:country="GB" style:letter-kerning="true" style:font-name-asian="NSimSun1" style:font-family-asian="NSimSun" style:font-family-generic-asian="system" style:font-pitch-asian="variable" style:font-size-asian="12pt" style:language-asian="zh" style:country-asian="CN" style:font-name-complex="Lucida Sans1"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WW-title" style:family="paragraph">
      <style:paragraph-properties fo:margin-top="0cm" fo:margin-bottom="0cm" style:contextual-spacing="false" fo:text-align="start" style:justify-single-word="false" fo:orphans="2" fo:widows="2" fo:hyphenation-ladder-count="no-limit" fo:hyphenation-keep="auto" loext:hyphenation-keep-type="column" style:writing-mode="lr-tb"/>
      <style:text-properties fo:font-variant="small-caps" fo:font-size="24pt" style:letter-kerning="true" fo:hyphenate="false" fo:hyphenation-remain-char-count="2" fo:hyphenation-push-char-count="2" loext:hyphenation-no-caps="false" loext:hyphenation-no-last-word="false" loext:hyphenation-word-char-count="5" loext:hyphenation-zone="no-limit"/>
    </style:style>
    <style:style style:name="WW-subtitle" style:family="paragraph">
      <style:paragraph-properties fo:margin-top="0cm" fo:margin-bottom="0cm" style:contextual-spacing="false" fo:text-align="start" style:justify-single-word="false" fo:orphans="2" fo:widows="2" fo:hyphenation-ladder-count="no-limit" fo:hyphenation-keep="auto" loext:hyphenation-keep-type="column" style:writing-mode="lr-tb"/>
      <style:text-properties fo:font-variant="small-caps" style:use-window-font-color="true" loext:opacity="0%" style:font-name="Liberation Serif" fo:font-family="'Liberation Serif'" style:font-family-generic="roman" style:font-pitch="variable" fo:font-size="15pt" fo:language="en" fo:country="GB" style:letter-kerning="true" style:font-name-asian="NSimSun1" style:font-family-asian="NSimSun" style:font-family-generic-asian="system" style:font-pitch-asian="variable" style:font-size-asian="12pt" style:language-asian="zh" style:country-asian="CN" style:font-name-complex="Lucida Sans1"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WW-epigram-3" style:family="paragraph">
      <style:paragraph-properties fo:margin-left="1.7cm" fo:margin-right="1.7cm" fo:margin-top="0cm" fo:margin-bottom="0cm" style:contextual-spacing="false" fo:line-height="150%"/>
      <style:text-properties fo:font-size="14pt" fo:font-style="italic" fo:font-weight="normal"/>
    </style:style>
    <style:style style:name="WW-epigram-3-cite" style:family="paragraph" style:next-style-name="WW-paragraph">
      <style:paragraph-properties fo:margin-left="1.7cm" fo:margin-right="1.7cm" fo:margin-top="0.101cm" fo:margin-bottom="1cm" style:contextual-spacing="false" fo:text-align="end" style:justify-single-word="false"/>
    </style:style>
    <style:style style:name="WW-footnote" style:family="paragraph" style:class="extra">
      <style:text-properties fo:background-color="#eeeeee"/>
    </style:style>
    <style:style style:name="WW-Chap-Section02" style:family="paragraph" style:next-style-name="WW-paragraph">
      <style:paragraph-properties fo:margin-left="0cm" fo:margin-top="0.3cm" fo:margin-bottom="0.101cm" style:contextual-spacing="false"/>
      <style:text-properties fo:font-size="12pt" style:text-underline-style="solid" style:text-underline-width="auto" style:text-underline-color="font-color" fo:font-weight="bold" officeooo:rsid="00281b7f"/>
    </style:style>
    <style:style style:name="Source_20_Text" style:display-name="Source Text" style:family="text">
      <style:text-properties style:font-name="Liberation Mono2" fo:font-family="'Liberation Mono', 'Courier New'" style:font-family-generic="modern" fo:font-size="10pt" fo:font-weight="bold" style:font-name-asian="NSimSun" style:font-family-asian="NSimSun" style:font-family-generic-asian="modern" style:font-size-asian="10pt" style:font-weight-asian="bold" style:font-name-complex="Liberation Mono2" style:font-family-complex="'Liberation Mono', 'Courier New'" style:font-family-generic-complex="modern"/>
    </style:style>
    <style:style style:name="Bullet_20_Symbols" style:display-name="Bullet Symbols" style:family="text">
      <style:text-properties style:font-name="OpenSymbol" fo:font-family="OpenSymbol"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text-properties fo:color="#3465a4" loext:opacity="100%" style:text-underline-style="none"/>
    </style:style>
    <style:style style:name="Visited_20_Internet_20_Link" style:display-name="Visited Internet Link" style:family="text">
      <style:text-properties fo:color="#168253" loext:opacity="100%" style:font-name="Calibri" fo:font-family="Calibri" style:font-family-generic="roman" style:font-pitch="variable" fo:font-size="10pt" style:text-underline-style="none" style:font-size-asian="10pt"/>
    </style:style>
    <style:style style:name="Endnote_20_Symbol" style:display-name="Endnote Symbol" style:family="text">
      <style:text-properties style:text-position="super 58%"/>
    </style:style>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Numbering_20_Symbols" style:display-name="Numbering Symbols" style:family="text"/>
    <style:style style:name="wwc-sesame" style:family="text">
      <style:text-properties style:letter-kerning="false" fo:background-color="#fce4ec"/>
    </style:style>
    <style:style style:name="wwc-sesame-zot-reference" style:family="text">
      <style:text-properties style:text-position="0% 100%" fo:background-color="#fff8e1"/>
    </style:style>
    <style:style style:name="wwc-PTS-reference" style:family="text">
      <style:text-properties fo:color="#757575" loext:opacity="100%" fo:background-color="#eeeeee"/>
    </style:style>
    <style:style style:name="wwc-pali" style:family="text">
      <style:text-properties fo:color="#1b5e20" loext:opacity="100%" fo:font-style="italic" fo:background-color="#f1f8e9"/>
    </style:style>
    <style:style style:name="wwc-list-margin" style:family="text">
      <style:text-properties style:text-line-through-style="none" style:text-line-through-type="none" style:letter-kerning="true" fo:background-color="#f3e5f5"/>
    </style:style>
    <style:style style:name="wwc-sanskrit" style:family="text">
      <style:text-properties fo:color="#bf360c" loext:opacity="100%" fo:font-style="italic" style:letter-kerning="true" fo:background-color="#fff3e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WW-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Stuart Corner</meta:initial-creator>
    <meta:creation-date>2025-01-18T13:10:21.725000000</meta:creation-date>
    <dc:date>2025-01-19T14:13:51.369000000</dc:date>
    <dc:creator>Stuart Corner</dc:creator>
    <meta:editing-duration>PT49M15S</meta:editing-duration>
    <meta:editing-cycles>5</meta:editing-cycles>
    <meta:generator>LibreOffice/24.8.4.2$Windows_X86_64 LibreOffice_project/bb3cfa12c7b1bf994ecc5649a80400d06cd71002</meta:generator>
    <meta:document-statistic meta:table-count="0" meta:image-count="0" meta:object-count="0" meta:page-count="5" meta:paragraph-count="60" meta:word-count="1058" meta:character-count="6222" meta:non-whitespace-character-count="5130"/>
  </office:meta>
</office:document-meta>
</file>